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fo:language="ru" fo:country="RU" officeooo:rsid="001df061" officeooo:paragraph-rsid="001df061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ех. обработка</text:span><text:span text:style-name="T2">: </text:span>болгарка отрезной круг, шлифовальный круг.</text:p>
      <text:p text:style-name="P1"><text:span text:style-name="T1">Раскрой материала</text:span>: ножницы, линейка, кисточки, валики, шпатели.</text:p>
      <text:p text:style-name="P1"><text:span text:style-name="T1">Емкости</text:span>: ведра 5л, ведра 9л (гелькоут).</text:p>
      <text:p text:style-name="P1">Для <text:span text:style-name="T1">отделения формы</text:span> от мастер-модели используется слой разделительного воска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5T08:37:33.493000000</meta:creation-date>
    <dc:date>2024-07-05T09:31:08.734000000</dc:date>
    <meta:editing-duration>PT7M3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4" meta:word-count="29" meta:character-count="237" meta:non-whitespace-character-count="212"/>
  </office:meta>
</office:document-meta>
</file>